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1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2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2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2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2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1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9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6])" office:value-type="float" office:value="9860.27" calcext:value-type="float">
            <text:p>9860.27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0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2])" office:value-type="float" office:value="279.159999999998" calcext:value-type="float">
            <text:p>279.159999999998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 table:number-rows-repeated="8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 table:number-rows-repeated="40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4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4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4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4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4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4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 table:number-rows-repeated="1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style-name="ce13"/>
          <table:table-cell table:style-name="ce14"/>
          <table:table-cell table:number-columns-repeated="1022"/>
        </table:table-row>
        <table:table-row table:style-name="ro1" table:number-rows-repeated="16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 table:number-rows-repeated="3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 table:number-rows-repeated="4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106])" office:value-type="float" office:value="128.51" calcext:value-type="float">
            <text:p>128.5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4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110:.C120])" office:value-type="float" office:value="-16.5" calcext:value-type="float">
            <text:p>-16.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122])" office:value-type="float" office:value="112.01" calcext:value-type="float">
            <text:p>112.01</text:p>
          </table:table-cell>
          <table:table-cell table:number-columns-repeated="1020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00-00-00</text:date>, <text:time style:data-style-name="N2" text:time-value="20:10:40.391154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7T20:11:44.123046227</dc:date>
    <meta:editing-duration>P2DT21H50M44S</meta:editing-duration>
    <meta:editing-cycles>445</meta:editing-cycles>
    <meta:generator>LibreOffice/6.4.7.2$Linux_X86_64 LibreOffice_project/40$Build-2</meta:generator>
    <meta:document-statistic meta:table-count="8" meta:cell-count="1626" meta:object-count="0"/>
  </office:meta>
</office:document-meta>
</file>